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cfc4" officeooo:paragraph-rsid="0000cfc4"/>
    </style:style>
    <style:style style:name="P2" style:family="paragraph" style:parent-style-name="Text_20_body">
      <style:text-properties officeooo:paragraph-rsid="0000cfc4"/>
    </style:style>
    <style:style style:name="P3" style:family="paragraph" style:parent-style-name="Text_20_body">
      <style:text-properties officeooo:rsid="000253de" officeooo:paragraph-rsid="000253de"/>
    </style:style>
    <style:style style:name="P4" style:family="paragraph" style:parent-style-name="Title">
      <style:text-properties officeooo:paragraph-rsid="0000cfc4"/>
    </style:style>
    <style:style style:name="P5" style:family="paragraph" style:parent-style-name="Heading_20_1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T1" style:family="text">
      <style:text-properties officeooo:rsid="0000cfc4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Uso: Visualizar Eventos</text:span></text:p>
      <text:p text:style-name="P2"><text:span text:style-name="T2"/></text:p>
      <text:h text:style-name="P5" text:outline-level="1">Atores</text:h>
      <text:h text:style-name="P5" text:outline-level="1">Descrição</text:h>
      <text:h text:style-name="P5" text:outline-level="1">Tipo</text:h>
      <text:p text:style-name="P3"><text:span text:style-name="T2"><text:tab/>Primário e essencial.</text:span></text:p>
      <text:h text:style-name="P5" text:outline-level="1">Fluxo Básico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Ação do Ator</text:p>
          </table:table-cell>
          <table:table-cell table:style-name="Tabela1.B1" office:value-type="string">
            <text:p text:style-name="P6">Resposta do Sistem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"><text:span text:style-name="T2"/></text:p>
      <text:h text:style-name="Heading_20_1" text:outline-level="1"><text:span text:style-name="T2">Fluxo Alternativ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5T17:30:15.786000000</dc:date>
    <meta:editing-duration>PT23S</meta:editing-duration>
    <meta:editing-cycles>2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9" meta:word-count="26" meta:character-count="137" meta:non-whitespace-character-count="124"/>
  </office:meta>
</office:document-meta>
</file>